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viar Dreams1" svg:font-family="'Caviar Dreams'" style:font-pitch="variable"/>
    <style:font-face style:name="Caviar Dreams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Caviar Dreams2" svg:font-family="'Caviar Dream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17cm" fo:margin-left="-0.39cm" fo:margin-top="0cm" fo:margin-bottom="0cm" table:align="left" style:writing-mode="lr-tb"/>
    </style:style>
    <style:style style:name="Table1.A" style:family="table-column">
      <style:table-column-properties style:column-width="3.505cm"/>
    </style:style>
    <style:style style:name="Table1.B" style:family="table-column">
      <style:table-column-properties style:column-width="13.49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1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6" style:family="table">
      <style:table-properties style:width="17cm" fo:margin-left="-0.39cm" fo:margin-top="0cm" fo:margin-bottom="0cm" table:align="left" style:writing-mode="lr-tb"/>
    </style:style>
    <style:style style:name="Table6.A" style:family="table-column">
      <style:table-column-properties style:column-width="5.599cm"/>
    </style:style>
    <style:style style:name="Table6.B" style:family="table-column">
      <style:table-column-properties style:column-width="11.402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6.2" style:family="table-row">
      <style:table-row-properties style:min-row-height="0.979cm" fo:keep-together="auto"/>
    </style:style>
    <style:style style:name="Table6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6.3" style:family="table-row">
      <style:table-row-properties style:min-row-height="0.594cm" fo:keep-together="auto"/>
    </style:style>
    <style:style style:name="Table8" style:family="table">
      <style:table-properties style:width="17cm" fo:margin-left="-0.39cm" fo:margin-top="0cm" fo:margin-bottom="0cm" table:align="left" style:writing-mode="lr-tb"/>
    </style:style>
    <style:style style:name="Table8.A" style:family="table-column">
      <style:table-column-properties style:column-width="5.6cm"/>
    </style:style>
    <style:style style:name="Table8.B" style:family="table-column">
      <style:table-column-properties style:column-width="11.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8.2" style:family="table-row">
      <style:table-row-properties style:min-row-height="0.847cm" fo:keep-together="auto"/>
    </style:style>
    <style:style style:name="Table8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8.3" style:family="table-row">
      <style:table-row-properties style:min-row-height="1.164cm" fo:keep-together="auto"/>
    </style:style>
    <style:style style:name="P1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P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style:font-name="Caviar Dreams1" fo:language="fr" fo:country="FR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1ea392" officeooo:paragraph-rsid="001ea392" style:font-name-asian="Caviar Dreams2" style:font-size-asian="10pt" style:font-style-asian="normal" style:font-weight-asian="normal" style:font-name-complex="Caviar Dreams2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cf053" officeooo:paragraph-rsid="000cf053" style:font-name-asian="Caviar Dreams2" style:font-size-asian="10pt" style:font-style-asian="normal" style:font-weight-asian="normal" style:font-name-complex="Caviar Dreams2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" fo:font-size="10pt" fo:language="fr" fo:country="FR" fo:font-style="italic" style:text-underline-style="none" fo:font-weight="bold" officeooo:rsid="001ea392" officeooo:paragraph-rsid="001ea392" style:font-name-asian="Caviar Dreams2" style:font-size-asian="10pt" style:font-style-asian="italic" style:font-weight-asian="bold" style:font-name-complex="Caviar Dreams2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language="fr" fo:country="FR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language="fr" fo:country="FR" officeooo:rsid="001ea392" officeooo:paragraph-rsid="001ea392"/>
    </style:style>
    <style:style style:name="P9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" fo:font-size="10pt" fo:language="fr" fo:country="FR" fo:font-style="italic" style:text-underline-style="none" fo:font-weight="bold" style:font-name-asian="Caviar Dreams2" style:font-size-asian="10pt" style:font-style-asian="italic" style:font-weight-asian="bold" style:font-name-complex="Caviar Dreams2" style:font-size-complex="10pt"/>
    </style:style>
    <style:style style:name="P10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" fo:font-size="10pt" fo:language="fr" fo:country="FR" fo:font-style="italic" style:text-underline-style="none" fo:font-weight="bold" officeooo:rsid="001ea392" officeooo:paragraph-rsid="001ea392" style:font-name-asian="Caviar Dreams2" style:font-size-asian="10pt" style:font-style-asian="italic" style:font-weight-asian="bold" style:font-name-complex="Caviar Dreams2" style:font-size-complex="10pt"/>
    </style:style>
    <style:style style:name="P11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language="fr" fo:country="FR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language="fr" fo:country="FR"/>
    </style:style>
    <style:style style:name="P13" style:family="paragraph" style:parent-style-name="Subtitle">
      <style:paragraph-properties fo:margin-top="0cm" fo:margin-bottom="0cm" loext:contextual-spacing="false" fo:line-height="100%"/>
      <style:text-properties fo:language="fr" fo:country="FR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1ea392" officeooo:paragraph-rsid="001ea392" style:font-name-asian="Caviar Dreams2" style:font-size-asian="10pt" style:font-style-asian="normal" style:font-weight-asian="normal" style:font-name-complex="Caviar Dreams2" style:font-size-complex="10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language="fr" fo:country="FR" officeooo:rsid="001ea392" officeooo:paragraph-rsid="001ea392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 fo:orphans="2" fo:widows="2"/>
      <style:text-properties officeooo:paragraph-rsid="001ea392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 fo:orphans="2" fo:widows="2"/>
      <style:text-properties fo:language="fr" fo:country="FR" officeooo:rsid="001ea392" officeooo:paragraph-rsid="001ea392"/>
    </style:style>
    <style:style style:name="P18" style:family="paragraph" style:parent-style-name="Heading_20_1" style:list-style-name="WWNum9">
      <style:paragraph-properties fo:margin-left="0cm" fo:margin-right="0cm" fo:text-indent="0cm" style:auto-text-indent="false"/>
      <style:text-properties fo:language="fr" fo:country="FR"/>
    </style:style>
    <style:style style:name="P19" style:family="paragraph" style:parent-style-name="Heading_20_2" style:list-style-name="WWNum9">
      <style:paragraph-properties fo:margin-left="0cm" fo:margin-right="0cm" fo:text-indent="0cm" style:auto-text-indent="false"/>
      <style:text-properties fo:language="fr" fo:country="FR"/>
    </style:style>
    <style:style style:name="P20" style:family="paragraph" style:parent-style-name="Heading_20_3" style:list-style-name="WWNum9">
      <style:paragraph-properties fo:margin-left="0cm" fo:margin-right="0cm" fo:text-indent="0cm" style:auto-text-indent="false"/>
      <style:text-properties fo:language="fr" fo:country="FR"/>
    </style:style>
    <style:style style:name="P21" style:family="paragraph" style:parent-style-name="Title" style:master-page-name="Standard">
      <style:paragraph-properties fo:margin-top="0.423cm" fo:margin-bottom="0.212cm" loext:contextual-spacing="false" fo:line-height="100%" style:page-number="1"/>
      <style:text-properties fo:language="fr" fo:country="F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viar Dreams" fo:font-size="10pt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viar Dreams" fo:font-size="10pt" fo:font-style="normal" style:text-underline-style="none" fo:font-weight="normal" officeooo:rsid="001ea392" style:font-name-asian="Caviar Dreams2" style:font-size-asian="10pt" style:font-style-asian="normal" style:font-weight-asian="normal" style:font-name-complex="Caviar Dreams2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1ea392" style:font-name-asian="Caviar Dreams2" style:font-size-asian="10pt" style:font-style-asian="normal" style:font-weight-asian="normal" style:font-name-complex="Caviar Dreams2" style:font-size-complex="10pt"/>
    </style:style>
    <style:style style:name="T4" style:family="text">
      <style:text-properties fo:font-variant="normal" fo:text-transform="none" fo:color="#4169e1" style:text-line-through-style="none" style:text-line-through-type="none" style:text-position="0% 100%" style:font-name="Caviar Dreams" fo:font-size="10pt" fo:font-style="italic" style:text-underline-style="none" fo:font-weight="bold" style:font-name-asian="Caviar Dreams2" style:font-size-asian="10pt" style:font-style-asian="italic" style:font-weight-asian="bold" style:font-name-complex="Caviar Dreams2" style:font-size-complex="10pt"/>
    </style:style>
    <style:style style:name="T5" style:family="text">
      <style:text-properties fo:font-variant="normal" fo:text-transform="none" fo:color="#4169e1" style:text-line-through-style="none" style:text-line-through-type="none" style:text-position="0% 100%" style:font-name="Caviar Dreams" fo:font-size="10pt" fo:font-style="italic" style:text-underline-style="none" fo:font-weight="bold" style:font-name-asian="Caviar Dreams2" style:font-size-asian="10pt" style:font-style-asian="italic" style:font-weight-asian="bold" style:font-name-complex="Caviar Dreams2" style:font-size-complex="10pt" style:font-style-complex="italic" style:font-weight-complex="bold"/>
    </style:style>
    <style:style style:name="T6" style:family="text">
      <style:text-properties fo:font-variant="normal" fo:text-transform="none" fo:color="#4169e1" style:text-line-through-style="none" style:text-line-through-type="none" style:text-position="0% 100%" style:font-name="Caviar Dreams" fo:font-size="10pt" fo:language="fr" fo:country="FR" fo:font-style="italic" style:text-underline-style="none" fo:font-weight="bold" officeooo:rsid="001ea392" style:font-name-asian="Caviar Dreams2" style:font-size-asian="10pt" style:font-style-asian="italic" style:font-weight-asian="bold" style:font-name-complex="Caviar Dreams2" style:font-size-complex="10pt" style:font-style-complex="italic" style:font-weight-complex="bold"/>
    </style:style>
    <style:style style:name="T7" style:family="text">
      <style:text-properties officeooo:rsid="001ea392"/>
    </style:style>
    <style:style style:name="T8" style:family="text">
      <style:text-properties fo:color="#4169e1" fo:font-style="italic" fo:font-weight="bold" style:font-style-asian="italic" style:font-weight-asian="bold"/>
    </style:style>
    <style:style style:name="T9" style:family="text">
      <style:text-properties fo:color="#0066cc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O<text:span text:style-name="T7">DContained</text:span> – Object <text:span text:style-name="T7">Data Contained</text:span></text:p>
      <text:p text:style-name="P13">objet <text:span text:style-name="T7">conteneur de données</text:span></text:p>
      <text:p text:style-name="P1"/>
      <text:list xml:id="list4408451144701924109" text:style-name="WWNum9">
        <text:list-item>
          <text:p text:style-name="P18">Les attributs de base</text:p>
        </text:list-item>
      </text:list>
      <text:p text:style-name="P1">Ce sont les attributs communs à l’ensemble des objets : ils sont divisés en 2 parties, une partie déclaration administrative et une partie déclaration plus fonctionnell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ttribut</text:p>
          </table:table-cell>
          <table:table-cell table:style-name="Table1.B1" office:value-type="string">
            <text:p text:style-name="P3">Explications</text:p>
          </table:table-cell>
        </table:table-row>
        <table:table-row table:style-name="Table1.1">
          <table:table-cell table:style-name="Table1.A2" office:value-type="string">
            <text:p text:style-name="P6">value</text:p>
          </table:table-cell>
          <table:table-cell table:style-name="Table1.B2" office:value-type="string">
            <text:p text:style-name="P4">Valeur associé à l’objet</text:p>
          </table:table-cell>
        </table:table-row>
        <table:table-row table:style-name="Table1.1">
          <table:table-cell table:style-name="Table1.A2" office:value-type="string">
            <text:p text:style-name="P6">form</text:p>
          </table:table-cell>
          <table:table-cell table:style-name="Table1.B2" office:value-type="string">
            <text:p text:style-name="P14">Identifiant de regroupement en formulaire</text:p>
          </table:table-cell>
        </table:table-row>
      </table:table>
      <text:list xml:id="list84802417051434" text:continue-numbering="true" text:style-name="WWNum9">
        <text:list-item>
          <text:p text:style-name="P18">Les méthodes de base</text:p>
          <text:list>
            <text:list-item>
              <text:p text:style-name="P19">Les méthodes publiques de base</text:p>
            </text:list-item>
          </text:list>
        </text:list-item>
      </text:list>
      <text:p text:style-name="P2">Ces méthodes servent au paramétrage bas niveau de l’objet, au regard ds attributs de base. Généralement ces méthodes ne seront pas surchargées, sauf cas contraire suivant le contexte.</text:p>
      <text:list xml:id="list84804177603757" text:continue-numbering="true" text:style-name="WWNum9">
        <text:list-item>
          <text:list>
            <text:list-item>
              <text:list>
                <text:list-item>
                  <text:p text:style-name="P20">Le constructeur - __construct($id, $adrProperties)</text:p>
                </text:list-item>
              </text:list>
            </text:list-item>
          </text:list>
        </text:list-item>
      </text:list>
      <text:p text:style-name="P1">Méthode de génération de l’objet.</text:p>
      <text:p text:style-name="P7"><text:span text:style-name="T4">$id<text:tab/><text:tab/></text:span><text:span text:style-name="T1">: identifiant de l’objet,</text:span></text:p>
      <text:p text:style-name="P11"><text:span text:style-name="T4">$adrProperties<text:tab/></text:span><text:span text:style-name="T1">: nom du fichier de paramétrage de l’objet (spécifique).</text:span></text:p>
      <text:p text:style-name="P11"><text:span text:style-name="T1">Cette méthode ne fait que l’exécution de la méthode publique </text:span><text:span text:style-name="T4">initProperties($id, $arrayData)</text:span><text:span text:style-name="T1">.</text:span></text:p>
      <text:p text:style-name="P15"><text:span text:style-name="T1">Suite à la réalisation du tableau des attributs </text:span><text:span text:style-name="T5">$properties</text:span><text:span text:style-name="T1">, entre le fichier de configuration spécifique pour l’objet </text:span><text:span text:style-name="T5">ODContained</text:span><text:span text:style-name="T1">, et celles récupéré par </text:span><text:span text:style-name="T5">getProperties()</text:span><text:span text:style-name="T1"> après appel du constructeur parent, réaffectation des attributs :</text:span></text:p>
      <text:p text:style-name="P16"><text:span text:style-name="T3"><text:tab/>→ </text:span><text:span text:style-name="T6">form</text:span><text:span text:style-name="T3"><text:tab/><text:tab/>: identifiant de regroupement de champs en formulaire,</text:span></text:p>
      <text:p text:style-name="P17"><text:span text:style-name="T1"><text:tab/>→ </text:span><text:span text:style-name="T5">name</text:span><text:span text:style-name="T1"><text:tab/>: nom assccié à l’objet courant, égale à l’identifiant si vide,</text:span></text:p>
      <text:p text:style-name="P17"><text:span text:style-name="T1"><text:tab/>→ </text:span><text:span text:style-name="T5">value</text:span><text:span text:style-name="T1"><text:tab/>: valeur associé à l’objet courant.</text:span></text:p>
      <text:list xml:id="list84803444453477" text:continue-numbering="true" text:style-name="WWNum9">
        <text:list-item>
          <text:list>
            <text:list-item>
              <text:list>
                <text:list-item>
                  <text:p text:style-name="P20">Les méthodes générales</text:p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Méthode</text:p>
          </table:table-cell>
          <table:table-cell table:style-name="Table6.B1" office:value-type="string">
            <text:p text:style-name="P3">Explications</text:p>
          </table:table-cell>
        </table:table-row>
        <table:table-row table:style-name="Table6.2">
          <table:table-cell table:style-name="Table6.A2" office:value-type="string">
            <text:p text:style-name="P10">setValue($value)</text:p>
          </table:table-cell>
          <table:table-cell table:style-name="Table6.B2" office:value-type="string">
            <text:p text:style-name="P8"><text:span text:style-name="T1">Initialisation de la valeur associé à l’objet courant, au travers du paramètre </text:span><text:span text:style-name="T5">$value</text:span><text:span text:style-name="T1">.</text:span></text:p>
          </table:table-cell>
        </table:table-row>
        <table:table-row table:style-name="Table6.3">
          <table:table-cell table:style-name="Table6.A2" office:value-type="string">
            <text:p text:style-name="P10">getValue()</text:p>
          </table:table-cell>
          <table:table-cell table:style-name="Table6.B2" office:value-type="string">
            <text:p text:style-name="P7"><text:span text:style-name="T1">Méthode </text:span><text:span text:style-name="T2">restituant la valeur de l’attribut value.</text:span></text:p>
          </table:table-cell>
        </table:table-row>
      </table:table>
      <text:list xml:id="list84802856570781" text:continue-numbering="true" text:style-name="WWNum9">
        <text:list-item>
          <text:list>
            <text:list-item>
              <text:p text:style-name="P19">Les méthodes protégées ou privées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Méthode</text:p>
          </table:table-cell>
          <table:table-cell table:style-name="Table8.B1" office:value-type="string">
            <text:p text:style-name="P3">Explications</text:p>
          </table:table-cell>
        </table:table-row>
        <table:table-row table:style-name="Table8.2">
          <table:table-cell table:style-name="Table8.A2" office:value-type="string">
            <text:p text:style-name="P9">convertValue($value)</text:p>
          </table:table-cell>
          <table:table-cell table:style-name="Table8.B2" office:value-type="string">
            <text:p text:style-name="P5">Méthode qui affecte à l’objet courant la valeur contenu dans <text:span text:style-name="T8">$value</text:span> comme attribut du dit objet (<text:span text:style-name="T9">setProperties($value)</text:span>).</text:p>
          </table:table-cell>
        </table:table-row>
        <table:table-row table:style-name="Table8.3">
          <table:table-cell table:style-name="Table8.A2" office:value-type="string">
            <text:p text:style-name="P9">getConverted()</text:p>
          </table:table-cell>
          <table:table-cell table:style-name="Table8.B2" office:value-type="string">
            <text:p text:style-name="P5">Restitue le tableau des attributs de l’objet courant (<text:span text:style-name="T9">getProperties()</text:span>)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viar Dreams1" svg:font-family="'Caviar Dreams'" style:font-pitch="variable"/>
    <style:font-face style:name="Caviar Dreams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Caviar Dreams2" svg:font-family="'Caviar Dream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keep-with-next="always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family="'Caviar Dreams'" style:font-family-generic="roman" style:font-pitch="variable" fo:font-size="18pt" fo:font-style="normal" style:text-underline-style="none" fo:font-weight="bold" style:font-name-asian="Caviar Dreams2" style:font-family-asian="'Caviar Dreams'" style:font-family-generic-asian="system" style:font-pitch-asian="variable" style:font-size-asian="18pt" style:font-style-asian="normal" style:font-weight-asian="bold" style:font-name-complex="Caviar Dreams2" style:font-family-complex="'Caviar Dream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family="'Caviar Dreams'" style:font-family-generic="roman" style:font-pitch="variable" fo:font-size="16pt" fo:font-style="normal" style:text-underline-style="none" fo:font-weight="bold" style:font-name-asian="Caviar Dreams2" style:font-family-asian="'Caviar Dreams'" style:font-family-generic-asian="system" style:font-pitch-asian="variable" style:font-size-asian="16pt" style:font-style-asian="normal" style:font-weight-asian="bold" style:font-name-complex="Caviar Dreams2" style:font-family-complex="'Caviar Dream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family="'Caviar Dreams'" style:font-family-generic="roman" style:font-pitch="variable" fo:font-size="14pt" fo:font-style="normal" style:text-underline-style="none" fo:font-weight="bold" style:font-name-asian="Caviar Dreams2" style:font-family-asian="'Caviar Dreams'" style:font-family-generic-asian="system" style:font-pitch-asian="variable" style:font-size-asian="14pt" style:font-style-asian="normal" style:font-weight-asian="bold" style:font-name-complex="Caviar Dreams2" style:font-family-complex="'Caviar Dream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none" fo:font-weight="bold" style:font-name-asian="Liberation Serif1" style:font-family-asian="'Liberation Serif'" style:font-family-generic-asian="system" style:font-pitch-asian="variable" style:font-size-asian="12pt" style:font-style-asian="normal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1pt" fo:font-style="normal" style:text-underline-style="none" fo:font-weight="bold" style:font-name-asian="Liberation Serif1" style:font-family-asian="'Liberation Serif'" style:font-family-generic-asian="system" style:font-pitch-asian="variable" style:font-size-asian="11pt" style:font-style-asian="normal" style:font-weight-asian="bold" style:font-name-complex="Liberation Serif1" style:font-family-complex="'Liberation Serif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none" fo:font-weight="bold" style:font-name-asian="Liberation Serif1" style:font-family-asian="'Liberation Serif'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423cm" fo:margin-bottom="0.212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family="'Caviar Dreams'" style:font-family-generic="roman" style:font-pitch="variable" fo:font-size="28pt" fo:font-style="normal" style:text-underline-style="none" fo:font-weight="bold" style:font-name-asian="Caviar Dreams2" style:font-family-asian="'Caviar Dreams'" style:font-family-generic-asian="system" style:font-pitch-asian="variable" style:font-size-asian="28pt" style:font-style-asian="normal" style:font-weight-asian="bold" style:font-name-complex="Caviar Dreams2" style:font-family-complex="'Caviar Dream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106cm" fo:margin-bottom="0.212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2f4f4f" style:text-line-through-style="none" style:text-line-through-type="none" style:text-position="0% 100%" style:font-name="Caviar Dreams" fo:font-family="'Caviar Dreams'" style:font-family-generic="roman" style:font-pitch="variable" fo:font-size="18pt" fo:font-style="normal" style:text-underline-style="none" fo:font-weight="normal" style:font-name-asian="Caviar Dreams2" style:font-family-asian="'Caviar Dreams'" style:font-family-generic-asian="system" style:font-pitch-asian="variable" style:font-size-asian="18pt" style:font-style-asian="normal" style:font-weight-asian="normal" style:font-name-complex="Caviar Dreams2" style:font-family-complex="'Caviar Dream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fo:font-weight="normal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4" style:display-name="ListLabel 64" style:family="text">
      <style:text-properties fo:font-size="10.5pt" fo:font-weight="normal" style:font-name-asian="Arial" style:font-family-asian="Arial" style:font-family-generic-asian="system" style:font-pitch-asian="variable" style:font-size-asian="10.5pt" style:font-weight-asian="normal" style:font-name-complex="Arial" style:font-family-complex="Arial" style:font-family-generic-complex="system" style:font-pitch-complex="variable" style:font-size-complex="10.5pt"/>
    </style:style>
    <style:style style:name="ListLabel_20_65" style:display-name="ListLabel 65" style:family="text">
      <style:text-properties fo:font-size="10.5pt" fo:font-weight="normal" style:font-name-asian="Arial" style:font-family-asian="Arial" style:font-family-generic-asian="system" style:font-pitch-asian="variable" style:font-size-asian="10.5pt" style:font-weight-asian="normal" style:font-name-complex="Arial" style:font-family-complex="Arial" style:font-family-generic-complex="system" style:font-pitch-complex="variable" style:font-size-complex="10.5pt"/>
    </style:style>
    <style:style style:name="ListLabel_20_66" style:display-name="ListLabel 66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7" style:display-name="ListLabel 67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9" style:display-name="ListLabel 69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0" style:display-name="ListLabel 70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3" style:display-name="ListLabel 73" style:family="text">
      <style:text-properties fo:font-size="10pt" fo:font-weight="normal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4" style:display-name="ListLabel 7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6" style:display-name="ListLabel 7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7" style:display-name="ListLabel 7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9" style:display-name="ListLabel 7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0" style:display-name="ListLabel 8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" text:bullet-char="">
        <style:list-level-properties text:list-level-position-and-space-mode="label-alignment">
          <style:list-level-label-alignment text:label-followed-by="listtab" fo:text-indent="1.385cm" fo:margin-left="2.02cm"/>
        </style:list-level-properties>
        <style:text-properties fo:font-family="Arial" style:font-family-generic="swiss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fo:text-indent="2.02cm" fo:margin-left="2.655cm"/>
        </style:list-level-properties>
        <style:text-properties fo:font-family="Arial" style:font-family-generic="swiss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2.655cm" fo:margin-left="3.29cm"/>
        </style:list-level-properties>
        <style:text-properties fo:font-family="Arial" style:font-family-generic="swiss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3.29cm" fo:margin-left="3.925cm"/>
        </style:list-level-properties>
        <style:text-properties fo:font-family="Arial" style:font-family-generic="swiss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fo:text-indent="3.925cm" fo:margin-left="4.56cm"/>
        </style:list-level-properties>
        <style:text-properties fo:font-family="Arial" style:font-family-generic="swis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4.56cm" fo:margin-left="5.195cm"/>
        </style:list-level-properties>
        <style:text-properties fo:font-family="Arial" style:font-family-generic="swiss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5.195cm" fo:margin-left="5.83cm"/>
        </style:list-level-properties>
        <style:text-properties fo:font-family="Arial" style:font-family-generic="swiss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fo:text-indent="5.83cm" fo:margin-left="6.465cm"/>
        </style:list-level-properties>
        <style:text-properties fo:font-family="Arial" style:font-family-generic="swis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6.465cm" fo:margin-left="7.1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fo:text-indent="1.27cm" fo:margin-left="0.635cm"/>
        </style:list-level-properties>
        <style:text-properties fo:font-family="Arial" style:font-family-generic="swiss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fo:text-indent="2.54cm" fo:margin-left="1.27cm"/>
        </style:list-level-properties>
        <style:text-properties fo:font-family="Arial" style:font-family-generic="swiss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3.81cm" fo:margin-left="1.905cm"/>
        </style:list-level-properties>
        <style:text-properties fo:font-family="Arial" style:font-family-generic="swiss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fo:text-indent="5.08cm" fo:margin-left="2.54cm"/>
        </style:list-level-properties>
        <style:text-properties fo:font-family="Arial" style:font-family-generic="swiss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fo:text-indent="6.35cm" fo:margin-left="3.175cm"/>
        </style:list-level-properties>
        <style:text-properties fo:font-family="Arial" style:font-family-generic="swis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7.62cm" fo:margin-left="3.81cm"/>
        </style:list-level-properties>
        <style:text-properties fo:font-family="Arial" style:font-family-generic="swiss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fo:text-indent="8.89cm" fo:margin-left="4.445cm"/>
        </style:list-level-properties>
        <style:text-properties fo:font-family="Arial" style:font-family-generic="swiss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fo:text-indent="10.16cm" fo:margin-left="5.08cm"/>
        </style:list-level-properties>
        <style:text-properties fo:font-family="Arial" style:font-family-generic="swis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11.43cm" fo:margin-left="5.71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3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31T08:47:44.032729003</dc:date>
    <meta:editing-duration>PT3M52S</meta:editing-duration>
    <meta:editing-cycles>3</meta:editing-cycles>
    <meta:document-statistic meta:table-count="3" meta:image-count="0" meta:object-count="0" meta:page-count="1" meta:paragraph-count="36" meta:word-count="250" meta:character-count="1755" meta:non-whitespace-character-count="1529"/>
  </office:meta>
</office:document-meta>
</file>